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5.79mm"/>
    </style:style>
    <style:style style:name="co4" style:family="table-column">
      <style:table-column-properties fo:break-before="auto" style:column-width="4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evel calorie count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tim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lip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lips control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lips gravity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lips ea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lips hit the groun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burg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hotdog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bu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sausag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pizza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fri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cola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donu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ice cream con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ice cream ba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purple pick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regurgitation partic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nsumption lis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purple pickle left 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burger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bun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usage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pizza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fries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cola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donut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ice cream cone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ice cream bar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eat crumbs particl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crumb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cenery</text:p>
          </table:table-cell>
          <table:table-cell office:value-type="string" calcext:value-type="string">
            <text:p>pavem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hit the ground dust particl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du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food list generato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burger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hotdog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bun counter sub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sausage counter sub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pizza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pizza slice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fries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cola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donut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ice cream cone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ice cream bar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titl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subtitl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title neon blinking anim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subtitle 3d splat and slip anim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subtitle splat drop particl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ubtitle splat drop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credits button setting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start game button setting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evel data process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1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2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3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4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5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6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7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8 data</text:p>
          </table:table-cell>
          <table:table-cell/>
        </table:table-row>
        <table:table-row table:style-name="ro1" table:number-rows-repeated="15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tart game button ar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redits button ar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burger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hotdog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bun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sausage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pizza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fries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cola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donut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ice cream cone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ice cream bar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evel calorie upload highes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total calorie count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eekly Gobble front pa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timer custom fon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5:20:25.454000000</meta:creation-date>
    <meta:generator>LibreOffice/5.1.5.2$Windows_x86 LibreOffice_project/7a864d8825610a8c07cfc3bc01dd4fce6a9447e5</meta:generator>
    <dc:date>2018-09-22T20:41:33.047000000</dc:date>
    <meta:editing-duration>PT1H30M41S</meta:editing-duration>
    <meta:editing-cycles>4</meta:editing-cycles>
    <meta:document-statistic meta:table-count="1" meta:cell-count="299" meta:object-count="0"/>
  </office:meta>
</office:document-meta>
</file>